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lassification switches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ozone-cabbage#4_0</text:p>
          </table:table-cell>
          <table:table-cell office:value-type="float" office:value="0.0253164556962" calcext:value-type="float">
            <text:p>0.0253164557</text:p>
          </table:table-cell>
          <table:table-cell/>
          <table:table-cell office:value-type="string" calcext:value-type="string">
            <text:p>ozone#3_0</text:p>
          </table:table-cell>
          <table:table-cell office:value-type="float" office:value="0.296296296296" calcext:value-type="float">
            <text:p>0.2962962963</text:p>
          </table:table-cell>
          <table:table-cell/>
          <table:table-cell office:value-type="string" calcext:value-type="string">
            <text:p>NaCl#1_0</text:p>
          </table:table-cell>
          <table:table-cell office:value-type="float" office:value="0.466666666667" calcext:value-type="float">
            <text:p>0.4666666667</text:p>
          </table:table-cell>
          <table:table-cell/>
          <table:table-cell office:value-type="string" calcext:value-type="string">
            <text:p>H2SO4cabbage#3_0</text:p>
          </table:table-cell>
          <table:table-cell office:value-type="float" office:value="0.363636363636" calcext:value-type="float">
            <text:p>0.3636363636</text:p>
          </table:table-cell>
          <table:table-cell/>
          <table:table-cell office:value-type="string" calcext:value-type="string">
            <text:p>h2so4#4_0</text:p>
          </table:table-cell>
          <table:table-cell office:value-type="float" office:value="0.235294117647" calcext:value-type="float">
            <text:p>0.2352941176</text:p>
          </table:table-cell>
        </table:table-row>
        <table:table-row table:style-name="ro1">
          <table:table-cell office:value-type="string" calcext:value-type="string">
            <text:p>ozone-cabbage#4_1</text:p>
          </table:table-cell>
          <table:table-cell office:value-type="float" office:value="0.164556962025" calcext:value-type="float">
            <text:p>0.164556962</text:p>
          </table:table-cell>
          <table:table-cell/>
          <table:table-cell office:value-type="string" calcext:value-type="string">
            <text:p>ozone#3_1</text:p>
          </table:table-cell>
          <table:table-cell office:value-type="float" office:value="0.333333333333" calcext:value-type="float">
            <text:p>0.3333333333</text:p>
          </table:table-cell>
          <table:table-cell/>
          <table:table-cell office:value-type="string" calcext:value-type="string">
            <text:p>NaCl#1_1</text:p>
          </table:table-cell>
          <table:table-cell office:value-type="float" office:value="0.333333333333" calcext:value-type="float">
            <text:p>0.3333333333</text:p>
          </table:table-cell>
          <table:table-cell/>
          <table:table-cell office:value-type="string" calcext:value-type="string">
            <text:p>H2SO4cabbage#3_1</text:p>
          </table:table-cell>
          <table:table-cell office:value-type="float" office:value="0.181818181818" calcext:value-type="float">
            <text:p>0.1818181818</text:p>
          </table:table-cell>
          <table:table-cell/>
          <table:table-cell office:value-type="string" calcext:value-type="string">
            <text:p>h2so4#4_1</text:p>
          </table:table-cell>
          <table:table-cell office:value-type="float" office:value="0.176470588235" calcext:value-type="float">
            <text:p>0.1764705882</text:p>
          </table:table-cell>
        </table:table-row>
        <table:table-row table:style-name="ro1">
          <table:table-cell office:value-type="string" calcext:value-type="string">
            <text:p>ozone-cabbage#2_0</text:p>
          </table:table-cell>
          <table:table-cell office:value-type="float" office:value="0.173076923077" calcext:value-type="float">
            <text:p>0.1730769231</text:p>
          </table:table-cell>
          <table:table-cell/>
          <table:table-cell office:value-type="string" calcext:value-type="string">
            <text:p>ozone#2_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NaCl#4_0</text:p>
          </table:table-cell>
          <table:table-cell office:value-type="float" office:value="0.428571428571" calcext:value-type="float">
            <text:p>0.4285714286</text:p>
          </table:table-cell>
          <table:table-cell/>
          <table:table-cell office:value-type="string" calcext:value-type="string">
            <text:p>H2SO4cabbage#4_0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string" calcext:value-type="string">
            <text:p>h2so4#10_0</text:p>
          </table:table-cell>
          <table:table-cell office:value-type="float" office:value="0.363636363636" calcext:value-type="float">
            <text:p>0.3636363636</text:p>
          </table:table-cell>
        </table:table-row>
        <table:table-row table:style-name="ro1">
          <table:table-cell office:value-type="string" calcext:value-type="string">
            <text:p>ozone-cabbage#2_1</text:p>
          </table:table-cell>
          <table:table-cell office:value-type="float" office:value="0.259615384615" calcext:value-type="float">
            <text:p>0.2596153846</text:p>
          </table:table-cell>
          <table:table-cell/>
          <table:table-cell office:value-type="string" calcext:value-type="string">
            <text:p>ozone#2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NaCl#4_1</text:p>
          </table:table-cell>
          <table:table-cell office:value-type="float" office:value="0.571428571429" calcext:value-type="float">
            <text:p>0.5714285714</text:p>
          </table:table-cell>
          <table:table-cell/>
          <table:table-cell office:value-type="string" calcext:value-type="string">
            <text:p>H2SO4cabbage#4_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h2so4#10_1</text:p>
          </table:table-cell>
          <table:table-cell office:value-type="float" office:value="0.181818181818" calcext:value-type="float">
            <text:p>0.1818181818</text:p>
          </table:table-cell>
        </table:table-row>
        <table:table-row table:style-name="ro1">
          <table:table-cell office:value-type="string" calcext:value-type="string">
            <text:p>ozone-cabbage#3_0</text:p>
          </table:table-cell>
          <table:table-cell office:value-type="float" office:value="0.152542372881" calcext:value-type="float">
            <text:p>0.1525423729</text:p>
          </table:table-cell>
          <table:table-cell/>
          <table:table-cell office:value-type="string" calcext:value-type="string">
            <text:p>ozone#4_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NaCl#3_0</text:p>
          </table:table-cell>
          <table:table-cell office:value-type="float" office:value="0.285714285714" calcext:value-type="float">
            <text:p>0.2857142857</text:p>
          </table:table-cell>
          <table:table-cell/>
          <table:table-cell office:value-type="string" calcext:value-type="string">
            <text:p>H2SO4cabbage#5_0</text:p>
          </table:table-cell>
          <table:table-cell office:value-type="float" office:value="0.181818181818" calcext:value-type="float">
            <text:p>0.1818181818</text:p>
          </table:table-cell>
          <table:table-cell/>
          <table:table-cell office:value-type="string" calcext:value-type="string">
            <text:p>h2so4#7_0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string" calcext:value-type="string">
            <text:p>ozone-cabbage#3_1</text:p>
          </table:table-cell>
          <table:table-cell office:value-type="float" office:value="0.335593220339" calcext:value-type="float">
            <text:p>0.3355932203</text:p>
          </table:table-cell>
          <table:table-cell/>
          <table:table-cell office:value-type="string" calcext:value-type="string">
            <text:p>ozone#4_1</text:p>
          </table:table-cell>
          <table:table-cell office:value-type="float" office:value="0.175" calcext:value-type="float">
            <text:p>0.175</text:p>
          </table:table-cell>
          <table:table-cell/>
          <table:table-cell office:value-type="string" calcext:value-type="string">
            <text:p>NaCl#3_1</text:p>
          </table:table-cell>
          <table:table-cell office:value-type="float" office:value="0.571428571429" calcext:value-type="float">
            <text:p>0.5714285714</text:p>
          </table:table-cell>
          <table:table-cell/>
          <table:table-cell office:value-type="string" calcext:value-type="string">
            <text:p>H2SO4cabbage#5_1</text:p>
          </table:table-cell>
          <table:table-cell office:value-type="float" office:value="0.272727272727" calcext:value-type="float">
            <text:p>0.2727272727</text:p>
          </table:table-cell>
          <table:table-cell/>
          <table:table-cell office:value-type="string" calcext:value-type="string">
            <text:p>h2so4#7_1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string" calcext:value-type="string">
            <text:p>ozone-cabbage#1_0</text:p>
          </table:table-cell>
          <table:table-cell office:value-type="float" office:value="0.16077170418" calcext:value-type="float">
            <text:p>0.1607717042</text:p>
          </table:table-cell>
          <table:table-cell/>
          <table:table-cell office:value-type="string" calcext:value-type="string">
            <text:p>ozone#7_0</text:p>
          </table:table-cell>
          <table:table-cell office:value-type="float" office:value="0.489361702128" calcext:value-type="float">
            <text:p>0.4893617021</text:p>
          </table:table-cell>
          <table:table-cell/>
          <table:table-cell office:value-type="string" calcext:value-type="string">
            <text:p>NaCl#2_0</text:p>
          </table:table-cell>
          <table:table-cell office:value-type="float" office:value="0.166666666667" calcext:value-type="float">
            <text:p>0.1666666667</text:p>
          </table:table-cell>
          <table:table-cell/>
          <table:table-cell office:value-type="string" calcext:value-type="string">
            <text:p>H2SO4cabbage#2_0</text:p>
          </table:table-cell>
          <table:table-cell office:value-type="float" office:value="0.363636363636" calcext:value-type="float">
            <text:p>0.3636363636</text:p>
          </table:table-cell>
          <table:table-cell/>
          <table:table-cell office:value-type="string" calcext:value-type="string">
            <text:p>h2so4#8_0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string" calcext:value-type="string">
            <text:p>ozone-cabbage#1_1</text:p>
          </table:table-cell>
          <table:table-cell office:value-type="float" office:value="0.411575562701" calcext:value-type="float">
            <text:p>0.4115755627</text:p>
          </table:table-cell>
          <table:table-cell/>
          <table:table-cell office:value-type="string" calcext:value-type="string">
            <text:p>ozone#7_1</text:p>
          </table:table-cell>
          <table:table-cell office:value-type="float" office:value="0.404255319149" calcext:value-type="float">
            <text:p>0.4042553191</text:p>
          </table:table-cell>
          <table:table-cell/>
          <table:table-cell office:value-type="string" calcext:value-type="string">
            <text:p>NaCl#2_1</text:p>
          </table:table-cell>
          <table:table-cell office:value-type="float" office:value="0.333333333333" calcext:value-type="float">
            <text:p>0.3333333333</text:p>
          </table:table-cell>
          <table:table-cell/>
          <table:table-cell office:value-type="string" calcext:value-type="string">
            <text:p>H2SO4cabbage#2_1</text:p>
          </table:table-cell>
          <table:table-cell office:value-type="float" office:value="0.363636363636" calcext:value-type="float">
            <text:p>0.3636363636</text:p>
          </table:table-cell>
          <table:table-cell/>
          <table:table-cell office:value-type="string" calcext:value-type="string">
            <text:p>h2so4#8_1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6_0</text:p>
          </table:table-cell>
          <table:table-cell office:value-type="float" office:value="0.339805825243" calcext:value-type="float">
            <text:p>0.3398058252</text:p>
          </table:table-cell>
          <table:table-cell table:number-columns-repeated="4"/>
          <table:table-cell office:value-type="string" calcext:value-type="string">
            <text:p>H2SO4cabbage#1_0</text:p>
          </table:table-cell>
          <table:table-cell office:value-type="float" office:value="0.333333333333" calcext:value-type="float">
            <text:p>0.3333333333</text:p>
          </table:table-cell>
          <table:table-cell/>
          <table:table-cell office:value-type="string" calcext:value-type="string">
            <text:p>h2so4#11_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6_1</text:p>
          </table:table-cell>
          <table:table-cell office:value-type="float" office:value="0.417475728155" calcext:value-type="float">
            <text:p>0.4174757282</text:p>
          </table:table-cell>
          <table:table-cell table:number-columns-repeated="4"/>
          <table:table-cell office:value-type="string" calcext:value-type="string">
            <text:p>H2SO4cabbage#1_1</text:p>
          </table:table-cell>
          <table:table-cell office:value-type="float" office:value="0.166666666667" calcext:value-type="float">
            <text:p>0.1666666667</text:p>
          </table:table-cell>
          <table:table-cell/>
          <table:table-cell office:value-type="string" calcext:value-type="string">
            <text:p>h2so4#11_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1_0</text:p>
          </table:table-cell>
          <table:table-cell office:value-type="float" office:value="0.270833333333" calcext:value-type="float">
            <text:p>0.2708333333</text:p>
          </table:table-cell>
          <table:table-cell table:number-columns-repeated="7"/>
          <table:table-cell office:value-type="string" calcext:value-type="string">
            <text:p>h2so4#5_0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14_0</text:p>
          </table:table-cell>
          <table:table-cell office:value-type="float" office:value="0.44" calcext:value-type="float">
            <text:p>0.44</text:p>
          </table:table-cell>
          <table:table-cell table:number-columns-repeated="7"/>
          <table:table-cell office:value-type="string" calcext:value-type="string">
            <text:p>h2so4#5_1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14_1</text:p>
          </table:table-cell>
          <table:table-cell office:value-type="float" office:value="0.34" calcext:value-type="float">
            <text:p>0.34</text:p>
          </table:table-cell>
          <table:table-cell table:number-columns-repeated="7"/>
          <table:table-cell office:value-type="string" calcext:value-type="string">
            <text:p>h2so4#6_0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11_0</text:p>
          </table:table-cell>
          <table:table-cell office:value-type="float" office:value="0.463157894737" calcext:value-type="float">
            <text:p>0.4631578947</text:p>
          </table:table-cell>
          <table:table-cell table:number-columns-repeated="7"/>
          <table:table-cell office:value-type="string" calcext:value-type="string">
            <text:p>h2so4#6_1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11_1</text:p>
          </table:table-cell>
          <table:table-cell office:value-type="float" office:value="0.136842105263" calcext:value-type="float">
            <text:p>0.1368421053</text:p>
          </table:table-cell>
          <table:table-cell table:number-columns-repeated="7"/>
          <table:table-cell office:value-type="string" calcext:value-type="string">
            <text:p>h2so4#9_0</text:p>
          </table:table-cell>
          <table:table-cell office:value-type="float" office:value="0.555555555556" calcext:value-type="float">
            <text:p>0.555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13_0</text:p>
          </table:table-cell>
          <table:table-cell office:value-type="float" office:value="0.29" calcext:value-type="float">
            <text:p>0.29</text:p>
          </table:table-cell>
          <table:table-cell table:number-columns-repeated="7"/>
          <table:table-cell office:value-type="string" calcext:value-type="string">
            <text:p>h2so4#9_1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13_1</text:p>
          </table:table-cell>
          <table:table-cell office:value-type="float" office:value="0.38" calcext:value-type="float">
            <text:p>0.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15_0</text:p>
          </table:table-cell>
          <table:table-cell office:value-type="float" office:value="0.434640522876" calcext:value-type="float">
            <text:p>0.43464052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15_1</text:p>
          </table:table-cell>
          <table:table-cell office:value-type="float" office:value="0.392156862745" calcext:value-type="float">
            <text:p>0.39215686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8_0</text:p>
          </table:table-cell>
          <table:table-cell office:value-type="float" office:value="0.244897959184" calcext:value-type="float">
            <text:p>0.244897959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8_1</text:p>
          </table:table-cell>
          <table:table-cell office:value-type="float" office:value="0.275510204082" calcext:value-type="float">
            <text:p>0.275510204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12_0</text:p>
          </table:table-cell>
          <table:table-cell office:value-type="float" office:value="0.280898876404" calcext:value-type="float">
            <text:p>0.28089887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12_1</text:p>
          </table:table-cell>
          <table:table-cell office:value-type="float" office:value="0.404494382022" calcext:value-type="float">
            <text:p>0.40449438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10_0</text:p>
          </table:table-cell>
          <table:table-cell office:value-type="float" office:value="0.37" calcext:value-type="float">
            <text:p>0.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10_1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9_0</text:p>
          </table:table-cell>
          <table:table-cell office:value-type="float" office:value="0.145631067961" calcext:value-type="float">
            <text:p>0.1456310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9_1</text:p>
          </table:table-cell>
          <table:table-cell office:value-type="float" office:value="0.0388349514563" calcext:value-type="float">
            <text:p>0.038834951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AVERAGE([.B1:.B28])" office:value-type="float" office:value="0.210381073189275" calcext:value-type="float">
            <text:p>0.2103810732</text:p>
          </table:table-cell>
          <table:table-cell table:number-columns-repeated="2"/>
          <table:table-cell table:formula="of:=AVERAGE([.E1:.E28])" office:value-type="float" office:value="0.302719494976567" calcext:value-type="float">
            <text:p>0.302719495</text:p>
          </table:table-cell>
          <table:table-cell table:number-columns-repeated="2"/>
          <table:table-cell table:formula="of:=AVERAGE([.H1:.H28])" office:value-type="float" office:value="0.394642857142875" calcext:value-type="float">
            <text:p>0.3946428571</text:p>
          </table:table-cell>
          <table:table-cell table:number-columns-repeated="2"/>
          <table:table-cell table:formula="of:=AVERAGE([.K1:.K28])" office:value-type="float" office:value="0.2789772727271" calcext:value-type="float">
            <text:p>0.2789772727</text:p>
          </table:table-cell>
          <table:table-cell table:number-columns-repeated="2"/>
          <table:table-cell table:formula="of:=AVERAGE([.N1:.N28])" office:value-type="float" office:value="0.2304611238435" calcext:value-type="float">
            <text:p>0.2304611238</text:p>
          </table:table-cell>
        </table:table-row>
        <table:table-row table:style-name="ro1">
          <table:table-cell/>
          <table:table-cell table:formula="of:=STDEV([.B1:.B28])" office:value-type="float" office:value="0.120787941687426" calcext:value-type="float">
            <text:p>0.1207879417</text:p>
          </table:table-cell>
          <table:table-cell table:number-columns-repeated="2"/>
          <table:table-cell table:formula="of:=STDEV([.E1:.E28])" office:value-type="float" office:value="0.122949604298195" calcext:value-type="float">
            <text:p>0.1229496043</text:p>
          </table:table-cell>
          <table:table-cell table:number-columns-repeated="2"/>
          <table:table-cell table:formula="of:=STDEV([.H1:.H28])" office:value-type="float" office:value="0.141522964903654" calcext:value-type="float">
            <text:p>0.1415229649</text:p>
          </table:table-cell>
          <table:table-cell table:number-columns-repeated="2"/>
          <table:table-cell table:formula="of:=STDEV([.K1:.K28])" office:value-type="float" office:value="0.0802440960443849" calcext:value-type="float">
            <text:p>0.080244096</text:p>
          </table:table-cell>
          <table:table-cell table:number-columns-repeated="2"/>
          <table:table-cell table:formula="of:=STDEV([.N1:.N28])" office:value-type="float" office:value="0.130562705716057" calcext:value-type="float">
            <text:p>0.1305627057</text:p>
          </table:table-cell>
        </table:table-row>
      </table:table>
      <table:table table:name="Time delay" table:style-name="ta1">
        <table:table-column table:style-name="co2" table:number-columns-repeated="15" table:default-cell-style-name="Default"/>
        <table:table-row table:style-name="ro1">
          <table:table-cell/>
          <table:table-cell office:value-type="string" calcext:value-type="string">
            <text:p>Ozone</text:p>
          </table:table-cell>
          <table:table-cell office:value-type="string" calcext:value-type="string">
            <text:p>H2SO4</text:p>
          </table:table-cell>
          <table:table-cell office:value-type="string" calcext:value-type="string">
            <text:p>Light-off</text:p>
          </table:table-cell>
          <table:table-cell office:value-type="string" calcext:value-type="string">
            <text:p>Light-on</text:p>
          </table:table-cell>
          <table:table-cell office:value-type="string" calcext:value-type="string">
            <text:p>NaCL</text:p>
          </table:table-cell>
          <table:table-cell office:value-type="string" calcext:value-type="string">
            <text:p>null</text:p>
          </table:table-cell>
          <table:table-cell/>
          <table:table-cell table:style-name="ce1" office:value-type="string" calcext:value-type="string">
            <text:p>Histograms</text:p>
          </table:table-cell>
          <table:table-cell office:value-type="string" calcext:value-type="string">
            <text:p>Ozone</text:p>
          </table:table-cell>
          <table:table-cell office:value-type="string" calcext:value-type="string">
            <text:p>H2SO4</text:p>
          </table:table-cell>
          <table:table-cell office:value-type="string" calcext:value-type="string">
            <text:p>Light-off</text:p>
          </table:table-cell>
          <table:table-cell office:value-type="string" calcext:value-type="string">
            <text:p>Light-on</text:p>
          </table:table-cell>
          <table:table-cell office:value-type="string" calcext:value-type="string">
            <text:p>NaC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862" calcext:value-type="float">
            <text:p>-186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6000" calcext:value-type="float">
            <text:p>-16000</text:p>
          </table:table-cell>
          <table:table-cell table:number-matrix-columns-spanned="1" table:number-matrix-rows-spanned="33" table:formula="of:=FREQUENCY([.B2:.B843];[.$I$2:.$I$34]) / COUNTA([.B2:.B843])" office:value-type="float" office:value="0" calcext:value-type="float">
            <text:p>0</text:p>
          </table:table-cell>
          <table:table-cell table:number-matrix-columns-spanned="1" table:number-matrix-rows-spanned="33" table:formula="of:=FREQUENCY([.C2:.C843];[.$I$2:.$I$34]) / COUNTA([.C2:.C843])" office:value-type="float" office:value="0" calcext:value-type="float">
            <text:p>0</text:p>
          </table:table-cell>
          <table:table-cell table:number-matrix-columns-spanned="1" table:number-matrix-rows-spanned="33" table:formula="of:=FREQUENCY([.D2:.D843];[.$I$2:.$I$34]) / COUNTA([.D2:.D843])" office:value-type="float" office:value="0" calcext:value-type="float">
            <text:p>0</text:p>
          </table:table-cell>
          <table:table-cell table:number-matrix-columns-spanned="1" table:number-matrix-rows-spanned="33" table:formula="of:=FREQUENCY([.E2:.E843];[.$I$2:.$I$34]) / COUNTA([.E2:.E843])" office:value-type="float" office:value="0" calcext:value-type="float">
            <text:p>0</text:p>
          </table:table-cell>
          <table:table-cell table:number-matrix-columns-spanned="1" table:number-matrix-rows-spanned="33" table:formula="of:=FREQUENCY([.F2:.F843];[.$I$2:.$I$34]) / COUNTA([.F2:.F843])" office:value-type="float" office:value="0" calcext:value-type="float">
            <text:p>0</text:p>
          </table:table-cell>
          <table:table-cell table:number-matrix-columns-spanned="1" table:number-matrix-rows-spanned="33" table:formula="of:=FREQUENCY([.G2:.G843];[.$I$2:.$I$34]) / COUNTA([.G2:.G84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000" calcext:value-type="float">
            <text:p>-15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4000" calcext:value-type="float">
            <text:p>-14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000" calcext:value-type="float">
            <text:p>-13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2000" calcext:value-type="float">
            <text:p>-12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651" calcext:value-type="float">
            <text:p>-651</text:p>
          </table:table-cell>
          <table:table-cell office:value-type="float" office:value="0" calcext:value-type="float">
            <text:p>0</text:p>
          </table:table-cell>
          <table:table-cell office:value-type="float" office:value="-2302" calcext:value-type="float">
            <text:p>-230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000" calcext:value-type="float">
            <text:p>-11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74" calcext:value-type="float">
            <text:p>-2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0" calcext:value-type="float">
            <text:p>-10000</text:p>
          </table:table-cell>
          <table:table-cell office:value-type="float" office:value="0.00416666666666667" calcext:value-type="float">
            <text:p>0.004166666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61" calcext:value-type="float">
            <text:p>-161</text:p>
          </table:table-cell>
          <table:table-cell office:value-type="float" office:value="3222" calcext:value-type="float">
            <text:p>3222</text:p>
          </table:table-cell>
          <table:table-cell office:value-type="float" office:value="1" calcext:value-type="float">
            <text:p>1</text:p>
          </table:table-cell>
          <table:table-cell office:value-type="float" office:value="-3192" calcext:value-type="float">
            <text:p>-3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000" calcext:value-type="float">
            <text:p>-9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000" calcext:value-type="float">
            <text:p>-8000</text:p>
          </table:table-cell>
          <table:table-cell office:value-type="float" office:value="0.00416666666666667" calcext:value-type="float">
            <text:p>0.004166666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18764845605701" calcext:value-type="float">
            <text:p>0.00118764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92" calcext:value-type="float">
            <text:p>28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7000" calcext:value-type="float">
            <text:p>-7000</text:p>
          </table:table-cell>
          <table:table-cell office:value-type="float" office:value="0.00833333333333333" calcext:value-type="float">
            <text:p>0.00833333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237529691211401" calcext:value-type="float">
            <text:p>0.00237529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926" calcext:value-type="float">
            <text:p>-926</text:p>
          </table:table-cell>
          <table:table-cell office:value-type="float" office:value="-5181" calcext:value-type="float">
            <text:p>-5181</text:p>
          </table:table-cell>
          <table:table-cell office:value-type="float" office:value="-3251" calcext:value-type="float">
            <text:p>-32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6000" calcext:value-type="float">
            <text:p>-6000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831353919239905" calcext:value-type="float">
            <text:p>0.00831353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2346" calcext:value-type="float">
            <text:p>-23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5000" calcext:value-type="float">
            <text:p>-5000</text:p>
          </table:table-cell>
          <table:table-cell office:value-type="float" office:value="0.00833333333333333" calcext:value-type="float">
            <text:p>0.0083333333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178147268408551" calcext:value-type="float">
            <text:p>0.01781472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4000" calcext:value-type="float">
            <text:p>-4000</text:p>
          </table:table-cell>
          <table:table-cell office:value-type="float" office:value="0.0208333333333333" calcext:value-type="float">
            <text:p>0.02083333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237529691211401" calcext:value-type="float">
            <text:p>0.00237529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000" calcext:value-type="float">
            <text:p>-3000</text:p>
          </table:table-cell>
          <table:table-cell office:value-type="float" office:value="0.0291666666666667" calcext:value-type="float">
            <text:p>0.029166666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01900237529691" calcext:value-type="float">
            <text:p>0.0201900238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2000" calcext:value-type="float">
            <text:p>-2000</text:p>
          </table:table-cell>
          <table:table-cell office:value-type="float" office:value="0.00833333333333333" calcext:value-type="float">
            <text:p>0.0083333333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12589073634204" calcext:value-type="float">
            <text:p>0.00712589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57" calcext:value-type="float">
            <text:p>3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" calcext:value-type="float">
            <text:p>0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61282660332542" calcext:value-type="float">
            <text:p>0.026128266</text:p>
          </table:table-cell>
        </table:table-row>
        <table:table-row table:style-name="ro1">
          <table:table-cell/>
          <table:table-cell office:value-type="float" office:value="4693" calcext:value-type="float">
            <text:p>4693</text:p>
          </table:table-cell>
          <table:table-cell office:value-type="float" office:value="2" calcext:value-type="float">
            <text:p>2</text:p>
          </table:table-cell>
          <table:table-cell office:value-type="float" office:value="-5433" calcext:value-type="float">
            <text:p>-5433</text:p>
          </table:table-cell>
          <table:table-cell office:value-type="float" office:value="2262" calcext:value-type="float">
            <text:p>22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04166666666667" calcext:value-type="float">
            <text:p>0.6041666667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388888888888889" calcext:value-type="float">
            <text:p>0.3888888889</text:p>
          </table:table-cell>
          <table:table-cell office:value-type="float" office:value="0.722222222222222" calcext:value-type="float">
            <text:p>0.7222222222</text:p>
          </table:table-cell>
          <table:table-cell office:value-type="float" office:value="0.5" calcext:value-type="float">
            <text:p>0.5</text:p>
          </table:table-cell>
          <table:table-cell office:value-type="float" office:value="0.720902612826603" calcext:value-type="float">
            <text:p>0.720902612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  <table:table-cell office:value-type="float" office:value="8478" calcext:value-type="float">
            <text:p>847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45833333333333" calcext:value-type="float">
            <text:p>0.145833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6888361045131" calcext:value-type="float">
            <text:p>0.106888361</text:p>
          </table:table-cell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37529691211401" calcext:value-type="float">
            <text:p>0.02375296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0375" calcext:value-type="float">
            <text:p>0.0375</text:p>
          </table:table-cell>
          <table:table-cell office:value-type="float" office:value="0" calcext:value-type="float">
            <text:p>0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" calcext:value-type="float">
            <text:p>0</text:p>
          </table:table-cell>
          <table:table-cell office:value-type="float" office:value="0.0142517814726841" calcext:value-type="float">
            <text:p>0.0142517815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0.0208333333333333" calcext:value-type="float">
            <text:p>0.0208333333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950118764845606" calcext:value-type="float">
            <text:p>0.0095011876</text:p>
          </table:table-cell>
        </table:table-row>
        <table:table-row table:style-name="ro1">
          <table:table-cell/>
          <table:table-cell office:value-type="float" office:value="-3921" calcext:value-type="float">
            <text:p>-39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291666666666667" calcext:value-type="float">
            <text:p>0.029166666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831353919239905" calcext:value-type="float">
            <text:p>0.00831353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0.00416666666666667" calcext:value-type="float">
            <text:p>0.004166666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4394299287411" calcext:value-type="float">
            <text:p>0.0154394299</text:p>
          </table:table-cell>
        </table:table-row>
        <table:table-row table:style-name="ro1">
          <table:table-cell/>
          <table:table-cell office:value-type="float" office:value="3734" calcext:value-type="float">
            <text:p>373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0.00833333333333333" calcext:value-type="float">
            <text:p>0.00833333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475059382422803" calcext:value-type="float">
            <text:p>0.0047505938</text:p>
          </table:table-cell>
        </table:table-row>
        <table:table-row table:style-name="ro1">
          <table:table-cell/>
          <table:table-cell office:value-type="float" office:value="-2779" calcext:value-type="float">
            <text:p>-277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" calcext:value-type="float">
            <text:p>0</text:p>
          </table:table-cell>
          <table:table-cell office:value-type="float" office:value="0.00118764845605701" calcext:value-type="float">
            <text:p>0.0011876485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416666666666667" calcext:value-type="float">
            <text:p>0.004166666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475059382422803" calcext:value-type="float">
            <text:p>0.0047505938</text:p>
          </table:table-cell>
        </table:table-row>
        <table:table-row table:style-name="ro1">
          <table:table-cell/>
          <table:table-cell office:value-type="float" office:value="2508" calcext:value-type="float">
            <text:p>250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4150" calcext:value-type="float">
            <text:p>-4150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356294536817102" calcext:value-type="float">
            <text:p>0.0035629454</text:p>
          </table:table-cell>
        </table:table-row>
        <table:table-row table:style-name="ro1">
          <table:table-cell/>
          <table:table-cell office:value-type="float" office:value="-3862" calcext:value-type="float">
            <text:p>-38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62" calcext:value-type="float">
            <text:p>97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18764845605701" calcext:value-type="float">
            <text:p>0.00118764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0.00416666666666667" calcext:value-type="float">
            <text:p>0.004166666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628" calcext:value-type="float">
            <text:p>-62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939" calcext:value-type="float">
            <text:p>-93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29" calcext:value-type="float">
            <text:p>222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36" calcext:value-type="float">
            <text:p>233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826" calcext:value-type="float">
            <text:p>-82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3763" calcext:value-type="float">
            <text:p>-376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986" calcext:value-type="float">
            <text:p>-98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261" calcext:value-type="float">
            <text:p>-126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4836" calcext:value-type="float">
            <text:p>-483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473" calcext:value-type="float">
            <text:p>-47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3864" calcext:value-type="float">
            <text:p>-386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5055" calcext:value-type="float">
            <text:p>-505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020" calcext:value-type="float">
            <text:p>-1020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664" calcext:value-type="float">
            <text:p>15664</text:p>
          </table:table-cell>
          <table:table-cell table:number-columns-repeated="4"/>
          <table:table-cell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88" calcext:value-type="float">
            <text:p>-28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645" calcext:value-type="float">
            <text:p>-64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65" calcext:value-type="float">
            <text:p>276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3167" calcext:value-type="float">
            <text:p>-316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26" calcext:value-type="float">
            <text:p>352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84" calcext:value-type="float">
            <text:p>278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7713" calcext:value-type="float">
            <text:p>-771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821" calcext:value-type="float">
            <text:p>-182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45" calcext:value-type="float">
            <text:p>1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997" calcext:value-type="float">
            <text:p>29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996" calcext:value-type="float">
            <text:p>2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996" calcext:value-type="float">
            <text:p>2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996" calcext:value-type="float">
            <text:p>2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-7990" calcext:value-type="float">
            <text:p>-7990</text:p>
          </table:table-cell>
          <table:table-cell table:number-columns-repeated="4"/>
          <table:table-cell office:value-type="float" office:value="2996" calcext:value-type="float">
            <text:p>2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969" calcext:value-type="float">
            <text:p>2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7503" calcext:value-type="float">
            <text:p>-75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8968" calcext:value-type="float">
            <text:p>-89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13" calcext:value-type="float">
            <text:p>441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4376" calcext:value-type="float">
            <text:p>-437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61" calcext:value-type="float">
            <text:p>316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8062" calcext:value-type="float">
            <text:p>-806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3561" calcext:value-type="float">
            <text:p>-356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57" calcext:value-type="float">
            <text:p>595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85" calcext:value-type="float">
            <text:p>318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1209" calcext:value-type="float">
            <text:p>-12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-4740" calcext:value-type="float">
            <text:p>-4740</text:p>
          </table:table-cell>
          <table:table-cell table:number-columns-repeated="4"/>
          <table:table-cell office:value-type="float" office:value="-1209" calcext:value-type="float">
            <text:p>-12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-6082" calcext:value-type="float">
            <text:p>-6082</text:p>
          </table:table-cell>
          <table:table-cell table:number-columns-repeated="4"/>
          <table:table-cell office:value-type="float" office:value="-1209" calcext:value-type="float">
            <text:p>-12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1208" calcext:value-type="float">
            <text:p>-12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-1206" calcext:value-type="float">
            <text:p>-1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1205" calcext:value-type="float">
            <text:p>-1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4"/>
          <table:table-cell office:value-type="float" office:value="-1205" calcext:value-type="float">
            <text:p>-1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8628" calcext:value-type="float">
            <text:p>8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4370" calcext:value-type="float">
            <text:p>437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2212" calcext:value-type="float">
            <text:p>-2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4418" calcext:value-type="float">
            <text:p>-441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-724" calcext:value-type="float">
            <text:p>-724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75" calcext:value-type="float">
            <text:p>4775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3" calcext:value-type="float">
            <text:p>1763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959" calcext:value-type="float">
            <text:p>-2959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06" calcext:value-type="float">
            <text:p>3106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79" calcext:value-type="float">
            <text:p>2779</text:p>
          </table:table-cell>
          <table:table-cell table:number-columns-repeated="4"/>
          <table:table-cell office:value-type="float" office:value="3323" calcext:value-type="float">
            <text:p>33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4693" calcext:value-type="float">
            <text:p>46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6494" calcext:value-type="float">
            <text:p>-649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6063" calcext:value-type="float">
            <text:p>-606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71" calcext:value-type="float">
            <text:p>407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0758" calcext:value-type="float">
            <text:p>-1075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903" calcext:value-type="float">
            <text:p>-9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97" calcext:value-type="float">
            <text:p>429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3635" calcext:value-type="float">
            <text:p>-363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4604" calcext:value-type="float">
            <text:p>-460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273" calcext:value-type="float">
            <text:p>-127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829" calcext:value-type="float">
            <text:p>-82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23" calcext:value-type="float">
            <text:p>132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6962" calcext:value-type="float">
            <text:p>-696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28" calcext:value-type="float">
            <text:p>4028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-5380" calcext:value-type="float">
            <text:p>-5380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7834" calcext:value-type="float">
            <text:p>-783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347" calcext:value-type="float">
            <text:p>-234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52" calcext:value-type="float">
            <text:p>215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254" calcext:value-type="float">
            <text:p>425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254" calcext:value-type="float">
            <text:p>425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255" calcext:value-type="float">
            <text:p>425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255" calcext:value-type="float">
            <text:p>425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54" calcext:value-type="float">
            <text:p>155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39" calcext:value-type="float">
            <text:p>93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06" calcext:value-type="float">
            <text:p>220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06" calcext:value-type="float">
            <text:p>220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39" calcext:value-type="float">
            <text:p>93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37" calcext:value-type="float">
            <text:p>93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032" calcext:value-type="float">
            <text:p>-303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032" calcext:value-type="float">
            <text:p>-303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032" calcext:value-type="float">
            <text:p>-303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032" calcext:value-type="float">
            <text:p>-303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41" calcext:value-type="float">
            <text:p>174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764" calcext:value-type="float">
            <text:p>376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51" calcext:value-type="float">
            <text:p>185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51" calcext:value-type="float">
            <text:p>185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51" calcext:value-type="float">
            <text:p>185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51" calcext:value-type="float">
            <text:p>185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118" calcext:value-type="float">
            <text:p>-31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108" calcext:value-type="float">
            <text:p>-310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39" calcext:value-type="float">
            <text:p>-13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27" calcext:value-type="float">
            <text:p>-12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27" calcext:value-type="float">
            <text:p>-12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68" calcext:value-type="float">
            <text:p>226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7" calcext:value-type="float">
            <text:p>-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9" calcext:value-type="float">
            <text:p>-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7" calcext:value-type="float">
            <text:p>-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604" calcext:value-type="float">
            <text:p>-560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603" calcext:value-type="float">
            <text:p>-560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393" calcext:value-type="float">
            <text:p>1439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773" calcext:value-type="float">
            <text:p>-177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773" calcext:value-type="float">
            <text:p>-177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773" calcext:value-type="float">
            <text:p>-177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773" calcext:value-type="float">
            <text:p>-177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773" calcext:value-type="float">
            <text:p>-177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773" calcext:value-type="float">
            <text:p>-177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773" calcext:value-type="float">
            <text:p>-177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766" calcext:value-type="float">
            <text:p>376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98" calcext:value-type="float">
            <text:p>109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98" calcext:value-type="float">
            <text:p>109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98" calcext:value-type="float">
            <text:p>109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929" calcext:value-type="float">
            <text:p>-92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939" calcext:value-type="float">
            <text:p>-93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939" calcext:value-type="float">
            <text:p>-93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6113" calcext:value-type="float">
            <text:p>-61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6129" calcext:value-type="float">
            <text:p>-612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6107" calcext:value-type="float">
            <text:p>-610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272" calcext:value-type="float">
            <text:p>-127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55" calcext:value-type="float">
            <text:p>145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346" calcext:value-type="float">
            <text:p>-134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343" calcext:value-type="float">
            <text:p>-134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342" calcext:value-type="float">
            <text:p>-134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342" calcext:value-type="float">
            <text:p>-134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673" calcext:value-type="float">
            <text:p>-367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717" calcext:value-type="float">
            <text:p>271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902" calcext:value-type="float">
            <text:p>390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902" calcext:value-type="float">
            <text:p>390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994" calcext:value-type="float">
            <text:p>-99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1" calcext:value-type="float">
            <text:p>-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128" calcext:value-type="float">
            <text:p>-512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128" calcext:value-type="float">
            <text:p>-512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128" calcext:value-type="float">
            <text:p>-512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128" calcext:value-type="float">
            <text:p>-512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935" calcext:value-type="float">
            <text:p>-393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938" calcext:value-type="float">
            <text:p>-393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936" calcext:value-type="float">
            <text:p>-393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389" calcext:value-type="float">
            <text:p>-538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389" calcext:value-type="float">
            <text:p>-538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390" calcext:value-type="float">
            <text:p>-539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0" calcext:value-type="float">
            <text:p>-3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0" calcext:value-type="float">
            <text:p>-3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040" calcext:value-type="float">
            <text:p>504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040" calcext:value-type="float">
            <text:p>504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043" calcext:value-type="float">
            <text:p>504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041" calcext:value-type="float">
            <text:p>504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041" calcext:value-type="float">
            <text:p>504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654" calcext:value-type="float">
            <text:p>365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6368" calcext:value-type="float">
            <text:p>-636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787" calcext:value-type="float">
            <text:p>-78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787" calcext:value-type="float">
            <text:p>-78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787" calcext:value-type="float">
            <text:p>-78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793" calcext:value-type="float">
            <text:p>-79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4588" calcext:value-type="float">
            <text:p>-458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6249" calcext:value-type="float">
            <text:p>-624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6246" calcext:value-type="float">
            <text:p>-624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001" calcext:value-type="float">
            <text:p>500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001" calcext:value-type="float">
            <text:p>500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004" calcext:value-type="float">
            <text:p>500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004" calcext:value-type="float">
            <text:p>500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004" calcext:value-type="float">
            <text:p>500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003" calcext:value-type="float">
            <text:p>500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44" calcext:value-type="float">
            <text:p>-24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45" calcext:value-type="float">
            <text:p>-24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27" calcext:value-type="float">
            <text:p>92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272" calcext:value-type="float">
            <text:p>-527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272" calcext:value-type="float">
            <text:p>-527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272" calcext:value-type="float">
            <text:p>-527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272" calcext:value-type="float">
            <text:p>-527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276" calcext:value-type="float">
            <text:p>-527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276" calcext:value-type="float">
            <text:p>-527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080" calcext:value-type="float">
            <text:p>908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080" calcext:value-type="float">
            <text:p>908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080" calcext:value-type="float">
            <text:p>908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082" calcext:value-type="float">
            <text:p>908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966" calcext:value-type="float">
            <text:p>-396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966" calcext:value-type="float">
            <text:p>-396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965" calcext:value-type="float">
            <text:p>-396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88" calcext:value-type="float">
            <text:p>178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88" calcext:value-type="float">
            <text:p>178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97" calcext:value-type="float">
            <text:p>179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02" calcext:value-type="float">
            <text:p>180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62" calcext:value-type="float">
            <text:p>176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89" calcext:value-type="float">
            <text:p>178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3" calcext:value-type="float">
            <text:p>-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7" calcext:value-type="float">
            <text:p>-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7" calcext:value-type="float">
            <text:p>-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18" calcext:value-type="float">
            <text:p>4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18" calcext:value-type="float">
            <text:p>4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6370" calcext:value-type="float">
            <text:p>637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6370" calcext:value-type="float">
            <text:p>637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805" calcext:value-type="float">
            <text:p>1080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805" calcext:value-type="float">
            <text:p>1080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805" calcext:value-type="float">
            <text:p>1080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737" calcext:value-type="float">
            <text:p>-373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737" calcext:value-type="float">
            <text:p>-373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6" calcext:value-type="float">
            <text:p>-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726" calcext:value-type="float">
            <text:p>57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724" calcext:value-type="float">
            <text:p>572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22" calcext:value-type="float">
            <text:p>162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666" calcext:value-type="float">
            <text:p>-66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564" calcext:value-type="float">
            <text:p>-356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968" calcext:value-type="float">
            <text:p>496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200" calcext:value-type="float">
            <text:p>-12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7" calcext:value-type="float">
            <text:p>-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7" calcext:value-type="float">
            <text:p>-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7" calcext:value-type="float">
            <text:p>-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1" calcext:value-type="float">
            <text:p>-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7" calcext:value-type="float">
            <text:p>-1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624" calcext:value-type="float">
            <text:p>-162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79" calcext:value-type="float">
            <text:p>97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82" calcext:value-type="float">
            <text:p>98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83" calcext:value-type="float">
            <text:p>98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83" calcext:value-type="float">
            <text:p>98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86" calcext:value-type="float">
            <text:p>98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6301" calcext:value-type="float">
            <text:p>630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6302" calcext:value-type="float">
            <text:p>630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47" calcext:value-type="float">
            <text:p>-14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99" calcext:value-type="float">
            <text:p>39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885" calcext:value-type="float">
            <text:p>-88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6147" calcext:value-type="float">
            <text:p>-614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687" calcext:value-type="float">
            <text:p>368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196" calcext:value-type="float">
            <text:p>-319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186" calcext:value-type="float">
            <text:p>-218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525" calcext:value-type="float">
            <text:p>-152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795" calcext:value-type="float">
            <text:p>279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191" calcext:value-type="float">
            <text:p>-219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191" calcext:value-type="float">
            <text:p>-219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191" calcext:value-type="float">
            <text:p>-219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:.B843])" office:value-type="float" office:value="-53.3208333333333" calcext:value-type="float">
            <text:p>-53.3208333333</text:p>
          </table:table-cell>
          <table:table-cell table:formula="of:=AVERAGE([.C1:.C843])" office:value-type="float" office:value="-95.5625" calcext:value-type="float">
            <text:p>-95.5625</text:p>
          </table:table-cell>
          <table:table-cell table:formula="of:=AVERAGE([.D1:.D843])" office:value-type="float" office:value="-320.944444444444" calcext:value-type="float">
            <text:p>-320.9444444444</text:p>
          </table:table-cell>
          <table:table-cell table:formula="of:=AVERAGE([.E1:.E843])" office:value-type="float" office:value="416.166666666667" calcext:value-type="float">
            <text:p>416.1666666667</text:p>
          </table:table-cell>
          <table:table-cell table:formula="of:=AVERAGE([.F1:.F843])" office:value-type="float" office:value="-17.625" calcext:value-type="float">
            <text:p>-17.625</text:p>
          </table:table-cell>
          <table:table-cell table:formula="of:=AVERAGE([.G1:.G843])" office:value-type="float" office:value="57.8052256532066" calcext:value-type="float">
            <text:p>57.8052256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1:.B843])" office:value-type="float" office:value="2483.01780072704" calcext:value-type="float">
            <text:p>2483.017800727</text:p>
          </table:table-cell>
          <table:table-cell table:formula="of:=STDEV([.C1:.C843])" office:value-type="float" office:value="384.852626799972" calcext:value-type="float">
            <text:p>384.8526268</text:p>
          </table:table-cell>
          <table:table-cell table:formula="of:=STDEV([.D1:.D843])" office:value-type="float" office:value="2469.29238428441" calcext:value-type="float">
            <text:p>2469.2923842844</text:p>
          </table:table-cell>
          <table:table-cell table:formula="of:=STDEV([.E1:.E843])" office:value-type="float" office:value="2228.7509889147" calcext:value-type="float">
            <text:p>2228.7509889147</text:p>
          </table:table-cell>
          <table:table-cell table:formula="of:=STDEV([.F1:.F843])" office:value-type="float" office:value="2414.68915109763" calcext:value-type="float">
            <text:p>2414.6891510976</text:p>
          </table:table-cell>
          <table:table-cell table:formula="of:=STDEV([.G1:.G843])" office:value-type="float" office:value="1915.74387437882" calcext:value-type="float">
            <text:p>1915.7438743788</text:p>
          </table:table-cell>
          <table:table-cell table:number-columns-repeated="8"/>
        </table:table-row>
      </table:table>
      <table:table table:name="Time delay histograms" table:style-name="ta1">
        <table:shapes>
          <draw:frame draw:z-index="0" draw:style-name="gr1" draw:text-style-name="P1" svg:width="25.629cm" svg:height="15.142cm" svg:x="0.001cm" svg:y="0cm">
            <draw:object draw:notify-on-update-of-ranges="'Time delay'.I2:'Time delay'.I34 'Time delay'.J1:'Time delay'.J1 'Time delay'.J2:'Time delay'.J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5.629cm" svg:height="15.142cm" svg:x="0cm" svg:y="15.382cm">
            <draw:object draw:notify-on-update-of-ranges="'Time delay'.I2:'Time delay'.I34 'Time delay'.K1:'Time delay'.K1 'Time delay'.K2:'Time delay'.K3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5.629cm" svg:height="15.142cm" svg:x="0cm" svg:y="30.434cm">
            <draw:object draw:notify-on-update-of-ranges="'Time delay'.I2:'Time delay'.I34 'Time delay'.O1:'Time delay'.O1 'Time delay'.O2:'Time delay'.O3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'Time delay'.B2:'Time delay'.B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 style:data-style-name="N2" text:time-value="11:14:39.838800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9T13:34:38.233592400</meta:creation-date>
    <dc:date>2014-09-01T13:02:43.878909683</dc:date>
    <meta:editing-duration>PT12S</meta:editing-duration>
    <meta:editing-cycles>2</meta:editing-cycles>
    <meta:generator>LibreOffice/4.2.4.2$Linux_X86_64 LibreOffice_project/420m0$Build-2</meta:generator>
    <meta:document-statistic meta:table-count="3" meta:cell-count="1564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63cm" svg:height="15.143cm" xlink:href=".." xlink:type="simple" chart:class="chart:bar" chart:style-name="ch1">
        <chart:title svg:x="9.954cm" svg:y="0.438cm" chart:style-name="ch2">
          <text:p>Ozone time delay histogram</text:p>
        </chart:title>
        <chart:legend chart:legend-position="end" svg:x="23.87cm" svg:y="7.272cm" style:legend-expansion="high" chart:style-name="ch3"/>
        <chart:plot-area chart:style-name="ch4" table:cell-range-address="'Time delay'.I1:'Time delay'.J34" chart:data-source-has-labels="both" svg:x="1.523cm" svg:y="2.149cm" svg:width="21.323cm" svg:height="11.711cm">
          <chartooo:coordinate-region svg:x="2.25cm" svg:y="2.348cm" svg:width="20.438cm" svg:height="10.467cm"/>
          <chart:axis chart:dimension="x" chart:name="primary-x" chart:style-name="ch5" chartooo:axis-type="auto">
            <chartooo:date-scale/>
            <chart:title svg:x="10.592cm" svg:y="14.162cm" chart:style-name="ch6">
              <text:p>Time delay (samples)</text:p>
            </chart:title>
            <chart:categories table:cell-range-address="'Time delay'.I2:'Time delay'.I34"/>
          </chart:axis>
          <chart:axis chart:dimension="y" chart:name="primary-y" chart:style-name="ch7">
            <chart:title svg:x="0.451cm" svg:y="8.829cm" chart:style-name="ch8">
              <text:p>Frequency</text:p>
            </chart:title>
            <chart:grid chart:style-name="ch9" chart:class="major"/>
          </chart:axis>
          <chart:series chart:style-name="ch10" chart:values-cell-range-address="'Time delay'.J2:'Time delay'.J34" chart:label-cell-address="'Time delay'.J1:'Time delay'.J1" chart:class="chart:ba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zone</text:p>
                <draw:g>
                  <svg:desc>'Time delay'.J1:'Time delay'.J1</svg:desc>
                </draw:g>
              </table:table-cell>
            </table:table-row>
          </table:table-header-rows>
          <table:table-rows>
            <table:table-row>
              <table:table-cell office:value-type="float" office:value="-16000">
                <text:p>-16000</text:p>
                <draw:g>
                  <svg:desc>'Time delay'.I2:'Time delay'.I34</svg:desc>
                </draw:g>
              </table:table-cell>
              <table:table-cell office:value-type="float" office:value="0">
                <text:p>0</text:p>
                <draw:g>
                  <svg:desc>'Time delay'.J2:'Time delay'.J34</svg:desc>
                </draw:g>
              </table:table-cell>
            </table:table-row>
            <table:table-row>
              <table:table-cell office:value-type="float" office:value="-15000">
                <text:p>-1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4000">
                <text:p>-1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3000">
                <text:p>-1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0">
                <text:p>-1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0">
                <text:p>-1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0">
                <text:p>-10000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float" office:value="-9000">
                <text:p>-9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0">
                <text:p>-8000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float" office:value="-7000">
                <text:p>-7000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-6000">
                <text:p>-6000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-5000">
                <text:p>-5000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-4000">
                <text:p>-4000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float" office:value="-3000">
                <text:p>-3000</text:p>
              </table:table-cell>
              <table:table-cell office:value-type="float" office:value="0.0291666666666667">
                <text:p>0.0291666666666667</text:p>
              </table:table-cell>
            </table:table-row>
            <table:table-row>
              <table:table-cell office:value-type="float" office:value="-2000">
                <text:p>-2000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5833333333333">
                <text:p>0.14583333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291666666666667">
                <text:p>0.029166666666666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0416666666666667">
                <text:p>0.0041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63cm" svg:height="15.143cm" xlink:href=".." xlink:type="simple" chart:class="chart:bar" chart:style-name="ch1">
        <chart:title svg:x="9.887cm" svg:y="0.438cm" chart:style-name="ch2">
          <text:p>H2SO4 time delay histogram</text:p>
        </chart:title>
        <chart:legend chart:legend-position="end" svg:x="23.764cm" svg:y="7.272cm" style:legend-expansion="high" chart:style-name="ch3"/>
        <chart:plot-area chart:style-name="ch4" table:cell-range-address="'Time delay'.I2:'Time delay'.I34 'Time delay'.K1:'Time delay'.K34" chart:data-source-has-labels="both" svg:x="1.523cm" svg:y="2.149cm" svg:width="21.217cm" svg:height="11.711cm">
          <chartooo:coordinate-region svg:x="2.25cm" svg:y="2.348cm" svg:width="20.331cm" svg:height="10.467cm"/>
          <chart:axis chart:dimension="x" chart:name="primary-x" chart:style-name="ch5" chartooo:axis-type="auto">
            <chartooo:date-scale/>
            <chart:title svg:x="10.539cm" svg:y="14.162cm" chart:style-name="ch6">
              <text:p>Time delay (samples)</text:p>
            </chart:title>
            <chart:categories table:cell-range-address="'Time delay'.I2:'Time delay'.I34"/>
          </chart:axis>
          <chart:axis chart:dimension="y" chart:name="primary-y" chart:style-name="ch7">
            <chart:title svg:x="0.451cm" svg:y="8.829cm" chart:style-name="ch8">
              <text:p>Frequency</text:p>
            </chart:title>
            <chart:grid chart:style-name="ch9" chart:class="major"/>
          </chart:axis>
          <chart:series chart:style-name="ch10" chart:values-cell-range-address="'Time delay'.K2:'Time delay'.K34" chart:label-cell-address="'Time delay'.K1:'Time delay'.K1" chart:class="chart:ba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2SO4</text:p>
                <draw:g>
                  <svg:desc>'Time delay'.K1:'Time delay'.K1</svg:desc>
                </draw:g>
              </table:table-cell>
            </table:table-row>
          </table:table-header-rows>
          <table:table-rows>
            <table:table-row>
              <table:table-cell office:value-type="float" office:value="-16000">
                <text:p>-16000</text:p>
                <draw:g>
                  <svg:desc>'Time delay'.I2:'Time delay'.I34</svg:desc>
                </draw:g>
              </table:table-cell>
              <table:table-cell office:value-type="float" office:value="0">
                <text:p>0</text:p>
                <draw:g>
                  <svg:desc>'Time delay'.K2:'Time delay'.K34</svg:desc>
                </draw:g>
              </table:table-cell>
            </table:table-row>
            <table:table-row>
              <table:table-cell office:value-type="float" office:value="-15000">
                <text:p>-1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4000">
                <text:p>-1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3000">
                <text:p>-1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0">
                <text:p>-1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0">
                <text:p>-1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0">
                <text:p>-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0">
                <text:p>-9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0">
                <text:p>-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0">
                <text:p>-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0">
                <text:p>-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00">
                <text:p>-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00">
                <text:p>-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0">
                <text:p>-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0">
                <text:p>-200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63cm" svg:height="15.143cm" xlink:href=".." xlink:type="simple" chart:class="chart:bar" chart:style-name="ch1">
        <chart:title svg:x="10.218cm" svg:y="0.438cm" chart:style-name="ch2">
          <text:p>Null time delay histogram</text:p>
        </chart:title>
        <chart:legend chart:legend-position="end" svg:x="24.346cm" svg:y="7.272cm" style:legend-expansion="high" chart:style-name="ch3"/>
        <chart:plot-area chart:style-name="ch4" table:cell-range-address="'Time delay'.I2:'Time delay'.I34 'Time delay'.O1:'Time delay'.O34" chart:data-source-has-labels="both" svg:x="1.523cm" svg:y="2.149cm" svg:width="21.799cm" svg:height="11.711cm">
          <chartooo:coordinate-region svg:x="2.25cm" svg:y="2.348cm" svg:width="20.921cm" svg:height="10.467cm"/>
          <chart:axis chart:dimension="x" chart:name="primary-x" chart:style-name="ch5" chartooo:axis-type="auto">
            <chartooo:date-scale/>
            <chart:title svg:x="10.83cm" svg:y="14.162cm" chart:style-name="ch6">
              <text:p>Time delay (samples)</text:p>
            </chart:title>
            <chart:categories table:cell-range-address="'Time delay'.I2:'Time delay'.I34"/>
          </chart:axis>
          <chart:axis chart:dimension="y" chart:name="primary-y" chart:style-name="ch7">
            <chart:title svg:x="0.451cm" svg:y="8.829cm" chart:style-name="ch8">
              <text:p>Frequency</text:p>
            </chart:title>
            <chart:grid chart:style-name="ch9" chart:class="major"/>
          </chart:axis>
          <chart:series chart:style-name="ch10" chart:values-cell-range-address="'Time delay'.O2:'Time delay'.O34" chart:label-cell-address="'Time delay'.O1:'Time delay'.O1" chart:class="chart:ba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ll</text:p>
                <draw:g>
                  <svg:desc>'Time delay'.O1:'Time delay'.O1</svg:desc>
                </draw:g>
              </table:table-cell>
            </table:table-row>
          </table:table-header-rows>
          <table:table-rows>
            <table:table-row>
              <table:table-cell office:value-type="float" office:value="-16000">
                <text:p>-16000</text:p>
                <draw:g>
                  <svg:desc>'Time delay'.I2:'Time delay'.I34</svg:desc>
                </draw:g>
              </table:table-cell>
              <table:table-cell office:value-type="float" office:value="0">
                <text:p>0</text:p>
                <draw:g>
                  <svg:desc>'Time delay'.O2:'Time delay'.O34</svg:desc>
                </draw:g>
              </table:table-cell>
            </table:table-row>
            <table:table-row>
              <table:table-cell office:value-type="float" office:value="-15000">
                <text:p>-1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4000">
                <text:p>-1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3000">
                <text:p>-1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0">
                <text:p>-1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0">
                <text:p>-1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0">
                <text:p>-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0">
                <text:p>-9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0">
                <text:p>-8000</text:p>
              </table:table-cell>
              <table:table-cell office:value-type="float" office:value="0.00118764845605701">
                <text:p>0.00118764845605701</text:p>
              </table:table-cell>
            </table:table-row>
            <table:table-row>
              <table:table-cell office:value-type="float" office:value="-7000">
                <text:p>-7000</text:p>
              </table:table-cell>
              <table:table-cell office:value-type="float" office:value="0.00237529691211401">
                <text:p>0.00237529691211401</text:p>
              </table:table-cell>
            </table:table-row>
            <table:table-row>
              <table:table-cell office:value-type="float" office:value="-6000">
                <text:p>-6000</text:p>
              </table:table-cell>
              <table:table-cell office:value-type="float" office:value="0.00831353919239905">
                <text:p>0.00831353919239905</text:p>
              </table:table-cell>
            </table:table-row>
            <table:table-row>
              <table:table-cell office:value-type="float" office:value="-5000">
                <text:p>-5000</text:p>
              </table:table-cell>
              <table:table-cell office:value-type="float" office:value="0.0178147268408551">
                <text:p>0.0178147268408551</text:p>
              </table:table-cell>
            </table:table-row>
            <table:table-row>
              <table:table-cell office:value-type="float" office:value="-4000">
                <text:p>-4000</text:p>
              </table:table-cell>
              <table:table-cell office:value-type="float" office:value="0.00237529691211401">
                <text:p>0.00237529691211401</text:p>
              </table:table-cell>
            </table:table-row>
            <table:table-row>
              <table:table-cell office:value-type="float" office:value="-3000">
                <text:p>-3000</text:p>
              </table:table-cell>
              <table:table-cell office:value-type="float" office:value="0.0201900237529691">
                <text:p>0.0201900237529691</text:p>
              </table:table-cell>
            </table:table-row>
            <table:table-row>
              <table:table-cell office:value-type="float" office:value="-2000">
                <text:p>-2000</text:p>
              </table:table-cell>
              <table:table-cell office:value-type="float" office:value="0.00712589073634204">
                <text:p>0.00712589073634204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.0261282660332542">
                <text:p>0.026128266033254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720902612826603">
                <text:p>0.72090261282660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6888361045131">
                <text:p>0.10688836104513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237529691211401">
                <text:p>0.023752969121140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142517814726841">
                <text:p>0.014251781472684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950118764845606">
                <text:p>0.0095011876484560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831353919239905">
                <text:p>0.0083135391923990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154394299287411">
                <text:p>0.015439429928741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475059382422803">
                <text:p>0.0047505938242280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118764845605701">
                <text:p>0.0011876484560570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475059382422803">
                <text:p>0.00475059382422803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0356294536817102">
                <text:p>0.0035629453681710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118764845605701">
                <text:p>0.0011876484560570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